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a9e6" officeooo:paragraph-rsid="000ea9e6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age.<text:line-break/>I studied how to make columns, limit the size of images, and make pages <text:span text:style-name="T1">adaptiv</text:span>.</text:p>
      <text:p text:style-name="P1"/>
      <text:p text:style-name="P1">Тестовая страница.</text:p>
      <text:p text:style-name="P1">Изучал как делать колонки, ограничивать размер картинки,адапти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5:49:01.031000000</meta:creation-date>
    <dc:date>2024-03-23T15:52:44.633000000</dc:date>
    <meta:editing-duration>PT3M43S</meta:editing-duration>
    <meta:editing-cycles>1</meta:editing-cycles>
    <meta:document-statistic meta:table-count="0" meta:image-count="0" meta:object-count="0" meta:page-count="1" meta:paragraph-count="3" meta:word-count="26" meta:character-count="173" meta:non-whitespace-character-count="150"/>
    <meta:generator>LibreOffice/7.5.2.2$Windows_X86_64 LibreOffice_project/53bb9681a964705cf672590721dbc85eb4d0c3a2</meta:generator>
  </office:meta>
</office:document-meta>
</file>